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5646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2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5126in"/>
    </style:style>
    <style:style style:name="co19" style:family="table-column">
      <style:table-column-properties fo:break-before="auto" style:column-width="0.3457in"/>
    </style:style>
    <style:style style:name="co20" style:family="table-column">
      <style:table-column-properties fo:break-before="auto" style:column-width="0.5882in"/>
    </style:style>
    <style:style style:name="co21" style:family="table-column">
      <style:table-column-properties fo:break-before="auto" style:column-width="1.2063in"/>
    </style:style>
    <style:style style:name="co22" style:family="table-column">
      <style:table-column-properties fo:break-before="auto" style:column-width="0.5626in"/>
    </style:style>
    <style:style style:name="co23" style:family="table-column">
      <style:table-column-properties fo:break-before="auto" style:column-width="1.0898in"/>
    </style:style>
    <style:style style:name="co24" style:family="table-column">
      <style:table-column-properties fo:break-before="auto" style:column-width="0.6299in"/>
    </style:style>
    <style:style style:name="co25" style:family="table-column">
      <style:table-column-properties fo:break-before="auto" style:column-width="0.4957in"/>
    </style:style>
    <style:style style:name="co26" style:family="table-column">
      <style:table-column-properties fo:break-before="auto" style:column-width="0.4291in"/>
    </style:style>
    <style:style style:name="co27" style:family="table-column">
      <style:table-column-properties fo:break-before="auto" style:column-width="0.7075in"/>
    </style:style>
    <style:style style:name="co28" style:family="table-column">
      <style:table-column-properties fo:break-before="auto" style:column-width="0.3374in"/>
    </style:style>
    <style:style style:name="co29" style:family="table-column">
      <style:table-column-properties fo:break-before="auto" style:column-width="1.028in"/>
    </style:style>
    <style:style style:name="co30" style:family="table-column">
      <style:table-column-properties fo:break-before="auto" style:column-width="2.6272in"/>
    </style:style>
    <style:style style:name="co31" style:family="table-column">
      <style:table-column-properties fo:break-before="auto" style:column-width="1.248in"/>
    </style:style>
    <style:style style:name="co32" style:family="table-column">
      <style:table-column-properties fo:break-before="auto" style:column-width="1.7492in"/>
    </style:style>
    <style:style style:name="co33" style:family="table-column">
      <style:table-column-properties fo:break-before="auto" style:column-width="1.5402in"/>
    </style:style>
    <style:style style:name="co34" style:family="table-column">
      <style:table-column-properties fo:break-before="auto" style:column-width="1.85in"/>
    </style:style>
    <style:style style:name="co35" style:family="table-column">
      <style:table-column-properties fo:break-before="auto" style:column-width="2.1756in"/>
    </style:style>
    <style:style style:name="co36" style:family="table-column">
      <style:table-column-properties fo:break-before="auto" style:column-width="1.4071in"/>
    </style:style>
    <style:style style:name="co37" style:family="table-column">
      <style:table-column-properties fo:break-before="auto" style:column-width="1.7909in"/>
    </style:style>
    <style:style style:name="co38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8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'Generic Item Table'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'Y1-Sp6'.K5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'Y1-Sp2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1" office:value-type="string" calcext:value-type="string">
            <text:p>Day</text:p>
          </table:table-cell>
        </table:table-row>
        <table:table-row table:style-name="ro1">
          <table:table-cell table:style-name="ce13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13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13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7" office:value-type="string" calcext:value-type="string">
            <text:p>Crafts Room</text:p>
          </table:table-cell>
          <table:table-cell table:style-name="ce20" table:number-columns-repeated="2"/>
          <table:table-cell/>
          <table:table-cell table:style-name="ce19" office:value-type="string" calcext:value-type="string">
            <text:p>Items in Multiple Bundles</text:p>
          </table:table-cell>
        </table:table-row>
        <table:table-row table:style-name="ro2">
          <table:table-cell table:style-name="ce17"/>
          <table:table-cell table:style-name="ce20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" office:value-type="string" calcext:value-type="string">
            <text:p>Spring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Forag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Winter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onstruction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xotic Foraging Bundle (5 of 9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7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ring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Quality Crops Bundle (3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nimal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rtisan Bundle (6 of 12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River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Lake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Ocean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Night Fish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rab Pot Bundle (5 of 10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ecialty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Blacksmith’s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Geologist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dventurer’s Bundle (2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hef’s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Dye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ield Researc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odder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nchanter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,5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" calcext:value-type="float">
            <text:p>25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10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The Missing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table:table-column table:style-name="co8" table:default-cell-style-name="Default"/>
        <table:table-column table:style-name="co9" table:default-cell-style-name="ce9"/>
        <table:table-column table:style-name="co10" table:default-cell-style-name="ce28"/>
        <table:table-column table:style-name="co11" table:default-cell-style-name="ce33"/>
        <table:table-column table:style-name="co11" table:default-cell-style-name="ce36"/>
        <table:table-column table:style-name="co12" table:default-cell-style-name="ce70"/>
        <table:table-column table:style-name="co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5"/>
          <table:table-cell table:style-name="ce20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20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24"/>
          <table:table-cell table:style-name="ce82" table:content-validation-name="val6" office:value-type="string" calcext:value-type="string">
            <text:p>No Profession</text:p>
          </table:table-cell>
          <table:table-cell table:number-columns-repeated="2" table:style-name="ce82" table:content-validation-name="val7" office:value-type="string" calcext:value-type="string">
            <text:p>Not Obtained</text:p>
          </table:table-cell>
          <table:table-cell table:number-columns-repeated="3" table:style-name="ce82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</text:p>
          </table:table-cell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4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4" table:formula="of:=IF([.I2] = &quot;Not Obtained&quot;;1;1.1)" office:value-type="float" office:value="1" calcext:value-type="float">
            <text:p>1</text:p>
          </table:table-cell>
          <table:table-cell table:style-name="ce4" table:formula="of:=IF([.J2] = &quot;Not Obtained&quot;;1;3)" office:value-type="float" office:value="1" calcext:value-type="float">
            <text:p>1</text:p>
          </table:table-cell>
          <table:table-cell table:style-name="ce4" table:formula="of:=IF([.K2] = &quot;Not Obtained&quot;;1;1.4)" office:value-type="float" office:value="1" calcext:value-type="float">
            <text:p>1</text:p>
          </table:table-cell>
          <table:table-cell table:style-name="ce4" table:formula="of:=IF([.L2] = &quot;Not Obtained&quot;;1;1.5)" office:value-type="float" office:value="1" calcext:value-type="float">
            <text:p>1</text:p>
          </table:table-cell>
          <table:table-cell table:style-name="ce4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Seed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1]*3)*[.C$3])*[.$K$3])" office:value-type="float" office:value="1650" calcext:value-type="float">
            <text:p>1650</text:p>
          </table:table-cell>
          <table:table-cell table:formula="of:=FLOOR(FLOOR(FLOOR([.$B471]*3)*[.D$3])*[.$K$3])" office:value-type="float" office:value="2062" calcext:value-type="float">
            <text:p>2062</text:p>
          </table:table-cell>
          <table:table-cell table:formula="of:=FLOOR(FLOOR(FLOOR([.$B471]*3)*[.E$3])*[.$K$3])" office:value-type="float" office:value="2475" calcext:value-type="float">
            <text:p>2475</text:p>
          </table:table-cell>
          <table:table-cell table:formula="of:=FLOOR(FLOOR(FLOOR([.$B471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2]*3)*[.C$3])*[.$K$3])" office:value-type="float" office:value="300" calcext:value-type="float">
            <text:p>300</text:p>
          </table:table-cell>
          <table:table-cell table:formula="of:=FLOOR(FLOOR(FLOOR([.$B472]*3)*[.D$3])*[.$K$3])" office:value-type="float" office:value="375" calcext:value-type="float">
            <text:p>375</text:p>
          </table:table-cell>
          <table:table-cell table:formula="of:=FLOOR(FLOOR(FLOOR([.$B472]*3)*[.E$3])*[.$K$3])" office:value-type="float" office:value="450" calcext:value-type="float">
            <text:p>450</text:p>
          </table:table-cell>
          <table:table-cell table:formula="of:=FLOOR(FLOOR(FLOOR([.$B472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3]*3)*[.C$3])*[.$K$3])" office:value-type="float" office:value="150" calcext:value-type="float">
            <text:p>150</text:p>
          </table:table-cell>
          <table:table-cell table:formula="of:=FLOOR(FLOOR(FLOOR([.$B473]*3)*[.D$3])*[.$K$3])" office:value-type="float" office:value="187" calcext:value-type="float">
            <text:p>187</text:p>
          </table:table-cell>
          <table:table-cell table:formula="of:=FLOOR(FLOOR(FLOOR([.$B473]*3)*[.E$3])*[.$K$3])" office:value-type="float" office:value="225" calcext:value-type="float">
            <text:p>225</text:p>
          </table:table-cell>
          <table:table-cell table:formula="of:=FLOOR(FLOOR(FLOOR([.$B473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4]*3)*[.C$3])*[.$K$3])" office:value-type="float" office:value="450" calcext:value-type="float">
            <text:p>450</text:p>
          </table:table-cell>
          <table:table-cell table:formula="of:=FLOOR(FLOOR(FLOOR([.$B474]*3)*[.D$3])*[.$K$3])" office:value-type="float" office:value="562" calcext:value-type="float">
            <text:p>562</text:p>
          </table:table-cell>
          <table:table-cell table:formula="of:=FLOOR(FLOOR(FLOOR([.$B474]*3)*[.E$3])*[.$K$3])" office:value-type="float" office:value="675" calcext:value-type="float">
            <text:p>675</text:p>
          </table:table-cell>
          <table:table-cell table:formula="of:=FLOOR(FLOOR(FLOOR([.$B474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5]*3)*[.C$3])*[.$K$3])" office:value-type="float" office:value="60" calcext:value-type="float">
            <text:p>60</text:p>
          </table:table-cell>
          <table:table-cell table:formula="of:=FLOOR(FLOOR(FLOOR([.$B475]*3)*[.D$3])*[.$K$3])" office:value-type="float" office:value="75" calcext:value-type="float">
            <text:p>75</text:p>
          </table:table-cell>
          <table:table-cell table:formula="of:=FLOOR(FLOOR(FLOOR([.$B475]*3)*[.E$3])*[.$K$3])" office:value-type="float" office:value="90" calcext:value-type="float">
            <text:p>90</text:p>
          </table:table-cell>
          <table:table-cell table:formula="of:=FLOOR(FLOOR(FLOOR([.$B475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6]*3)*[.C$3])*[.$K$3])" office:value-type="float" office:value="150" calcext:value-type="float">
            <text:p>150</text:p>
          </table:table-cell>
          <table:table-cell table:formula="of:=FLOOR(FLOOR(FLOOR([.$B476]*3)*[.D$3])*[.$K$3])" office:value-type="float" office:value="187" calcext:value-type="float">
            <text:p>187</text:p>
          </table:table-cell>
          <table:table-cell table:formula="of:=FLOOR(FLOOR(FLOOR([.$B476]*3)*[.E$3])*[.$K$3])" office:value-type="float" office:value="225" calcext:value-type="float">
            <text:p>225</text:p>
          </table:table-cell>
          <table:table-cell table:formula="of:=FLOOR(FLOOR(FLOOR([.$B476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7]*3)*[.C$3])*[.$K$3])" office:value-type="float" office:value="225" calcext:value-type="float">
            <text:p>225</text:p>
          </table:table-cell>
          <table:table-cell table:formula="of:=FLOOR(FLOOR(FLOOR([.$B477]*3)*[.D$3])*[.$K$3])" office:value-type="float" office:value="281" calcext:value-type="float">
            <text:p>281</text:p>
          </table:table-cell>
          <table:table-cell table:formula="of:=FLOOR(FLOOR(FLOOR([.$B477]*3)*[.E$3])*[.$K$3])" office:value-type="float" office:value="337" calcext:value-type="float">
            <text:p>337</text:p>
          </table:table-cell>
          <table:table-cell table:formula="of:=FLOOR(FLOOR(FLOOR([.$B477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8]*3)*[.C$3])*[.$K$3])" office:value-type="float" office:value="240" calcext:value-type="float">
            <text:p>240</text:p>
          </table:table-cell>
          <table:table-cell table:formula="of:=FLOOR(FLOOR(FLOOR([.$B478]*3)*[.D$3])*[.$K$3])" office:value-type="float" office:value="300" calcext:value-type="float">
            <text:p>300</text:p>
          </table:table-cell>
          <table:table-cell table:formula="of:=FLOOR(FLOOR(FLOOR([.$B478]*3)*[.E$3])*[.$K$3])" office:value-type="float" office:value="360" calcext:value-type="float">
            <text:p>360</text:p>
          </table:table-cell>
          <table:table-cell table:formula="of:=FLOOR(FLOOR(FLOOR([.$B478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79]*3)*[.C$3])*[.$K$3])" office:value-type="float" office:value="300" calcext:value-type="float">
            <text:p>300</text:p>
          </table:table-cell>
          <table:table-cell table:formula="of:=FLOOR(FLOOR(FLOOR([.$B479]*3)*[.D$3])*[.$K$3])" office:value-type="float" office:value="375" calcext:value-type="float">
            <text:p>375</text:p>
          </table:table-cell>
          <table:table-cell table:formula="of:=FLOOR(FLOOR(FLOOR([.$B479]*3)*[.E$3])*[.$K$3])" office:value-type="float" office:value="450" calcext:value-type="float">
            <text:p>450</text:p>
          </table:table-cell>
          <table:table-cell table:formula="of:=FLOOR(FLOOR(FLOOR([.$B479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0]*3)*[.C$3])*[.$K$3])" office:value-type="float" office:value="225" calcext:value-type="float">
            <text:p>225</text:p>
          </table:table-cell>
          <table:table-cell table:formula="of:=FLOOR(FLOOR(FLOOR([.$B480]*3)*[.D$3])*[.$K$3])" office:value-type="float" office:value="281" calcext:value-type="float">
            <text:p>281</text:p>
          </table:table-cell>
          <table:table-cell table:formula="of:=FLOOR(FLOOR(FLOOR([.$B480]*3)*[.E$3])*[.$K$3])" office:value-type="float" office:value="337" calcext:value-type="float">
            <text:p>337</text:p>
          </table:table-cell>
          <table:table-cell table:formula="of:=FLOOR(FLOOR(FLOOR([.$B480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1]*3)*[.C$3])*[.$K$3])" office:value-type="float" office:value="450" calcext:value-type="float">
            <text:p>450</text:p>
          </table:table-cell>
          <table:table-cell table:formula="of:=FLOOR(FLOOR(FLOOR([.$B481]*3)*[.D$3])*[.$K$3])" office:value-type="float" office:value="562" calcext:value-type="float">
            <text:p>562</text:p>
          </table:table-cell>
          <table:table-cell table:formula="of:=FLOOR(FLOOR(FLOOR([.$B481]*3)*[.E$3])*[.$K$3])" office:value-type="float" office:value="675" calcext:value-type="float">
            <text:p>675</text:p>
          </table:table-cell>
          <table:table-cell table:formula="of:=FLOOR(FLOOR(FLOOR([.$B481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2]*3)*[.C$3])*[.$K$3])" office:value-type="float" office:value="240" calcext:value-type="float">
            <text:p>240</text:p>
          </table:table-cell>
          <table:table-cell table:formula="of:=FLOOR(FLOOR(FLOOR([.$B482]*3)*[.D$3])*[.$K$3])" office:value-type="float" office:value="300" calcext:value-type="float">
            <text:p>300</text:p>
          </table:table-cell>
          <table:table-cell table:formula="of:=FLOOR(FLOOR(FLOOR([.$B482]*3)*[.E$3])*[.$K$3])" office:value-type="float" office:value="360" calcext:value-type="float">
            <text:p>360</text:p>
          </table:table-cell>
          <table:table-cell table:formula="of:=FLOOR(FLOOR(FLOOR([.$B48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3]*3)*[.C$3])*[.$K$3])" office:value-type="float" office:value="120" calcext:value-type="float">
            <text:p>120</text:p>
          </table:table-cell>
          <table:table-cell table:formula="of:=FLOOR(FLOOR(FLOOR([.$B483]*3)*[.D$3])*[.$K$3])" office:value-type="float" office:value="150" calcext:value-type="float">
            <text:p>150</text:p>
          </table:table-cell>
          <table:table-cell table:formula="of:=FLOOR(FLOOR(FLOOR([.$B483]*3)*[.E$3])*[.$K$3])" office:value-type="float" office:value="180" calcext:value-type="float">
            <text:p>180</text:p>
          </table:table-cell>
          <table:table-cell table:formula="of:=FLOOR(FLOOR(FLOOR([.$B483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4]*3)*[.C$3])*[.$K$3])" office:value-type="float" office:value="390" calcext:value-type="float">
            <text:p>390</text:p>
          </table:table-cell>
          <table:table-cell table:formula="of:=FLOOR(FLOOR(FLOOR([.$B484]*3)*[.D$3])*[.$K$3])" office:value-type="float" office:value="487" calcext:value-type="float">
            <text:p>487</text:p>
          </table:table-cell>
          <table:table-cell table:formula="of:=FLOOR(FLOOR(FLOOR([.$B484]*3)*[.E$3])*[.$K$3])" office:value-type="float" office:value="585" calcext:value-type="float">
            <text:p>585</text:p>
          </table:table-cell>
          <table:table-cell table:formula="of:=FLOOR(FLOOR(FLOOR([.$B484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5]*3)*[.C$3])*[.$K$3])" office:value-type="float" office:value="750" calcext:value-type="float">
            <text:p>750</text:p>
          </table:table-cell>
          <table:table-cell table:formula="of:=FLOOR(FLOOR(FLOOR([.$B485]*3)*[.D$3])*[.$K$3])" office:value-type="float" office:value="937" calcext:value-type="float">
            <text:p>937</text:p>
          </table:table-cell>
          <table:table-cell table:formula="of:=FLOOR(FLOOR(FLOOR([.$B485]*3)*[.E$3])*[.$K$3])" office:value-type="float" office:value="1125" calcext:value-type="float">
            <text:p>1125</text:p>
          </table:table-cell>
          <table:table-cell table:formula="of:=FLOOR(FLOOR(FLOOR([.$B485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6]*3)*[.C$3])*[.$K$3])" office:value-type="float" office:value="300" calcext:value-type="float">
            <text:p>300</text:p>
          </table:table-cell>
          <table:table-cell table:formula="of:=FLOOR(FLOOR(FLOOR([.$B486]*3)*[.D$3])*[.$K$3])" office:value-type="float" office:value="375" calcext:value-type="float">
            <text:p>375</text:p>
          </table:table-cell>
          <table:table-cell table:formula="of:=FLOOR(FLOOR(FLOOR([.$B486]*3)*[.E$3])*[.$K$3])" office:value-type="float" office:value="450" calcext:value-type="float">
            <text:p>450</text:p>
          </table:table-cell>
          <table:table-cell table:formula="of:=FLOOR(FLOOR(FLOOR([.$B486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7]*3)*[.C$3])*[.$K$3])" office:value-type="float" office:value="420" calcext:value-type="float">
            <text:p>420</text:p>
          </table:table-cell>
          <table:table-cell table:formula="of:=FLOOR(FLOOR(FLOOR([.$B487]*3)*[.D$3])*[.$K$3])" office:value-type="float" office:value="525" calcext:value-type="float">
            <text:p>525</text:p>
          </table:table-cell>
          <table:table-cell table:formula="of:=FLOOR(FLOOR(FLOOR([.$B487]*3)*[.E$3])*[.$K$3])" office:value-type="float" office:value="630" calcext:value-type="float">
            <text:p>630</text:p>
          </table:table-cell>
          <table:table-cell table:formula="of:=FLOOR(FLOOR(FLOOR([.$B487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8]*3)*[.C$3])*[.$K$3])" office:value-type="float" office:value="900" calcext:value-type="float">
            <text:p>900</text:p>
          </table:table-cell>
          <table:table-cell table:formula="of:=FLOOR(FLOOR(FLOOR([.$B488]*3)*[.D$3])*[.$K$3])" office:value-type="float" office:value="1125" calcext:value-type="float">
            <text:p>1125</text:p>
          </table:table-cell>
          <table:table-cell table:formula="of:=FLOOR(FLOOR(FLOOR([.$B488]*3)*[.E$3])*[.$K$3])" office:value-type="float" office:value="1350" calcext:value-type="float">
            <text:p>1350</text:p>
          </table:table-cell>
          <table:table-cell table:formula="of:=FLOOR(FLOOR(FLOOR([.$B488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89]*3)*[.C$3])*[.$K$3])" office:value-type="float" office:value="420" calcext:value-type="float">
            <text:p>420</text:p>
          </table:table-cell>
          <table:table-cell table:formula="of:=FLOOR(FLOOR(FLOOR([.$B489]*3)*[.D$3])*[.$K$3])" office:value-type="float" office:value="525" calcext:value-type="float">
            <text:p>525</text:p>
          </table:table-cell>
          <table:table-cell table:formula="of:=FLOOR(FLOOR(FLOOR([.$B489]*3)*[.E$3])*[.$K$3])" office:value-type="float" office:value="630" calcext:value-type="float">
            <text:p>630</text:p>
          </table:table-cell>
          <table:table-cell table:formula="of:=FLOOR(FLOOR(FLOOR([.$B489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0]*3)*[.C$3])*[.$K$3])" office:value-type="float" office:value="660" calcext:value-type="float">
            <text:p>660</text:p>
          </table:table-cell>
          <table:table-cell table:formula="of:=FLOOR(FLOOR(FLOOR([.$B490]*3)*[.D$3])*[.$K$3])" office:value-type="float" office:value="825" calcext:value-type="float">
            <text:p>825</text:p>
          </table:table-cell>
          <table:table-cell table:formula="of:=FLOOR(FLOOR(FLOOR([.$B490]*3)*[.E$3])*[.$K$3])" office:value-type="float" office:value="990" calcext:value-type="float">
            <text:p>990</text:p>
          </table:table-cell>
          <table:table-cell table:formula="of:=FLOOR(FLOOR(FLOOR([.$B490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1]*3)*[.C$3])*[.$K$3])" office:value-type="float" office:value="15" calcext:value-type="float">
            <text:p>15</text:p>
          </table:table-cell>
          <table:table-cell table:formula="of:=FLOOR(FLOOR(FLOOR([.$B491]*3)*[.D$3])*[.$K$3])" office:value-type="float" office:value="18" calcext:value-type="float">
            <text:p>18</text:p>
          </table:table-cell>
          <table:table-cell table:formula="of:=FLOOR(FLOOR(FLOOR([.$B491]*3)*[.E$3])*[.$K$3])" office:value-type="float" office:value="22" calcext:value-type="float">
            <text:p>22</text:p>
          </table:table-cell>
          <table:table-cell table:formula="of:=FLOOR(FLOOR(FLOOR([.$B491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2]*3)*[.C$3])*[.$K$3])" office:value-type="float" office:value="240" calcext:value-type="float">
            <text:p>240</text:p>
          </table:table-cell>
          <table:table-cell table:formula="of:=FLOOR(FLOOR(FLOOR([.$B492]*3)*[.D$3])*[.$K$3])" office:value-type="float" office:value="300" calcext:value-type="float">
            <text:p>300</text:p>
          </table:table-cell>
          <table:table-cell table:formula="of:=FLOOR(FLOOR(FLOOR([.$B492]*3)*[.E$3])*[.$K$3])" office:value-type="float" office:value="360" calcext:value-type="float">
            <text:p>360</text:p>
          </table:table-cell>
          <table:table-cell table:formula="of:=FLOOR(FLOOR(FLOOR([.$B49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3]*3)*[.C$3])*[.$K$3])" office:value-type="float" office:value="2250" calcext:value-type="float">
            <text:p>2250</text:p>
          </table:table-cell>
          <table:table-cell table:formula="of:=FLOOR(FLOOR(FLOOR([.$B493]*3)*[.D$3])*[.$K$3])" office:value-type="float" office:value="2812" calcext:value-type="float">
            <text:p>2812</text:p>
          </table:table-cell>
          <table:table-cell table:formula="of:=FLOOR(FLOOR(FLOOR([.$B493]*3)*[.E$3])*[.$K$3])" office:value-type="float" office:value="3375" calcext:value-type="float">
            <text:p>3375</text:p>
          </table:table-cell>
          <table:table-cell table:formula="of:=FLOOR(FLOOR(FLOOR([.$B493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4]*3)*[.C$3])*[.$K$3])" office:value-type="float" office:value="360" calcext:value-type="float">
            <text:p>360</text:p>
          </table:table-cell>
          <table:table-cell table:formula="of:=FLOOR(FLOOR(FLOOR([.$B494]*3)*[.D$3])*[.$K$3])" office:value-type="float" office:value="450" calcext:value-type="float">
            <text:p>450</text:p>
          </table:table-cell>
          <table:table-cell table:formula="of:=FLOOR(FLOOR(FLOOR([.$B494]*3)*[.E$3])*[.$K$3])" office:value-type="float" office:value="540" calcext:value-type="float">
            <text:p>540</text:p>
          </table:table-cell>
          <table:table-cell table:formula="of:=FLOOR(FLOOR(FLOOR([.$B494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5]*3)*[.C$3])*[.$K$3])" office:value-type="float" office:value="240" calcext:value-type="float">
            <text:p>240</text:p>
          </table:table-cell>
          <table:table-cell table:formula="of:=FLOOR(FLOOR(FLOOR([.$B495]*3)*[.D$3])*[.$K$3])" office:value-type="float" office:value="300" calcext:value-type="float">
            <text:p>300</text:p>
          </table:table-cell>
          <table:table-cell table:formula="of:=FLOOR(FLOOR(FLOOR([.$B495]*3)*[.E$3])*[.$K$3])" office:value-type="float" office:value="360" calcext:value-type="float">
            <text:p>360</text:p>
          </table:table-cell>
          <table:table-cell table:formula="of:=FLOOR(FLOOR(FLOOR([.$B495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3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6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09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1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3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9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 Item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19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79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ic Item Table" table:style-name="ta1"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Fiber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assing Out?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4"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4"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4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4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" table:style-name="ta2">
        <office:forms form:automatic-focus="false" form:apply-design-mode="false"/>
        <table:table-column table:style-name="co27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8" table:default-cell-style-name="ce9"/>
        <table:table-column table:style-name="co20" table:default-cell-style-name="ce9"/>
        <table:table-column table:style-name="co6" table:default-cell-style-name="Default"/>
        <table:table-column table:style-name="co29" table:default-cell-style-name="ce4"/>
        <table:table-row table:style-name="ro2"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G in Inventory</text:p>
          </table:table-cell>
        </table:table-row>
        <table:table-row table:style-name="ro2">
          <table:table-cell table:style-name="ce24" office:value-type="string" calcext:value-type="string">
            <text:p>Anchovy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style-name="ce8" table:formula="of:=[.D2]*[.E2]" office:value-type="float" office:value="0" calcext:value-type="float">
            <text:p>0</text:p>
          </table:table-cell>
          <table:table-cell/>
          <table:table-cell table:style-name="ce82" office:value-type="float" office:value="0" calcext:value-type="float">
            <text:p>0</text:p>
          </table:table-cell>
        </table:table-row>
        <table:table-row table:style-name="ro2">
          <table:table-cell table:style-name="ce24" office:value-type="string" calcext:value-type="string">
            <text:p>Herrin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Sardin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</table:table-row>
        <table:table-row table:style-name="ro2">
          <table:table-cell table:style-name="ce24" office:value-type="string" calcext:value-type="string">
            <text:p>Sunfish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.$F$1048576];MATCH([.B5];[$'Items and Professions'.$A$1:.$A$1048576];0);[.C5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6" table:default-cell-style-name="Default"/>
        <table:table-column table:style-name="co30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Parsnips Harvest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1">
          <table:table-cell table:style-name="ce24" office:value-type="string" calcext:value-type="string">
            <text:p>Fiber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style-name="ce82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otatos Harvested by Spring 11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4"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4"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Unmilled Rice Harvested by Spring 11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otato Seed Needed?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11" table:content-validation-name="val10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Kale Needed for Farming Level 2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formula="of:=CEILING((380-([.H2]*8)-([.H5]*14)-([.H8]*7))/17)"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Kale Plant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formula="of:=2000+([.H14]*70)+IF([.H11] = &quot;Yes&quot;;50;0)+60" office:value-type="float" office:value="3720" calcext:value-type="float">
            <text:p>372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/>
          <table:table-cell table:style-name="ce86" table:content-validation-name="val5" table:formula="of:=16-[.H29]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1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Fiber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82" office:value-type="float" office:value="0" calcext:value-type="float">
            <text:p>0</text:p>
          </table:table-cell>
          <table:table-cell/>
          <table:table-cell table:style-name="ce82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assing Out?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4"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2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4"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8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Fiber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82" office:value-type="float" office:value="0" calcext:value-type="float">
            <text:p>0</text:p>
          </table:table-cell>
          <table:table-cell/>
          <table:table-cell table:style-name="ce82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assing Out?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4"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2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4"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arsnips Harvest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2" table:formula="of:=[$'Y1-Sp5'.H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Kale to be Harvest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8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8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CEILING((3300-(([.K11]*8)+([.K14]*17))-[.K17])/17)"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½ Kale Seeds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CEILING([.K20]/2)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formula="of:=[.K20]*70" office:value-type="float" office:value="13650" calcext:value-type="float">
            <text:p>1365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½ G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/>
          <table:table-cell table:formula="of:=[.K23]*70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/>
          <table:table-cell table:formula="of:=[.K29]-MAX([.I$1:.I$1048576])-[.K8]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/>
          <table:table-cell table:style-name="ce8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/>
          <table:table-cell table:formula="of:=MAX(0;100-[.K35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/>
          <table:table-cell table:formula="of:=[.K38]*5"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2">
        <office:forms form:automatic-focus="false" form:apply-design-mode="false"/>
        <table:table-column table:style-name="co33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½ Kale Seeds Need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formula="of:=[$'Y1-Sp10'.K23]" office:value-type="float" office:value="98" calcext:value-type="float">
            <text:p>98</text:p>
          </table:table-cell>
          <table:table-cell/>
          <table:table-cell table:style-name="ce82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<text:span text:style-name="T2">Sprinklers </text:span>Need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2" table:formula="of:=CEILING([$'Y1-Sp10'.K23]/4)" office:value-type="float" office:value="25" calcext:value-type="float">
            <text:p>25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First Batch" table:style-name="ta2">
        <office:forms form:automatic-focus="false" form:apply-design-mode="false"/>
        <table:table-column table:style-name="co34" table:default-cell-style-name="ce1"/>
        <table:table-column table:style-name="co35" table:default-cell-style-name="Default"/>
        <table:table-column table:style-name="co36" table:default-cell-style-name="ce4"/>
        <table:table-column table:style-name="co8" table:default-cell-style-name="ce4"/>
        <table:table-row table:style-name="ro2">
          <table:table-cell office:value-type="string" calcext:value-type="string">
            <text:p>Starfruit Seeds Target</text:p>
          </table:table-cell>
          <table:table-cell table:style-name="ce1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82" office:value-type="float" office:value="400" calcext:value-type="float">
            <text:p>400</text:p>
          </table:table-cell>
          <table:table-cell table:style-name="ce4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1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72" table:formula="of:=[.A2]" office:value-type="float" office:value="400" calcext:value-type="float">
            <text:p>400</text:p>
          </table:table-cell>
          <table:table-cell table:style-name="ce4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72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95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82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1" office:value-type="string" calcext:value-type="string">
            <text:p>Current Gold Ore</text:p>
          </table:table-cell>
          <table:table-cell table:style-name="ce1" office:value-type="string" calcext:value-type="string">
            <text:p>Gold Ore Needed</text:p>
          </table:table-cell>
          <table:table-cell table:style-name="ce1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82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CEILING([.C17]/[.D14])" office:value-type="float" office:value="18" calcext:value-type="float">
            <text:p>18</text:p>
          </table:table-cell>
        </table:table-row>
        <table:table-row table:style-name="ro2">
          <table:table-cell table:style-name="ce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1" office:value-type="string" calcext:value-type="string">
            <text:p>Current Iron Ore</text:p>
          </table:table-cell>
          <table:table-cell table:style-name="ce1" office:value-type="string" calcext:value-type="string">
            <text:p>Iron Ore Needed</text:p>
          </table:table-cell>
          <table:table-cell table:style-name="ce1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82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CEILING([.C20]/[.D14])" office:value-type="float" office:value="18" calcext:value-type="float">
            <text:p>18</text:p>
          </table:table-cell>
        </table:table-row>
        <table:table-row table:style-name="ro2">
          <table:table-cell table:style-name="ce4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1" office:value-type="string" calcext:value-type="string">
            <text:p>Current Quartz</text:p>
          </table:table-cell>
          <table:table-cell table:style-name="ce1" office:value-type="string" calcext:value-type="string">
            <text:p>Quartz Needed</text:p>
          </table:table-cell>
          <table:table-cell table:style-name="ce1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82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CEILING([.C23]/[.D14]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1" office:value-type="string" calcext:value-type="string">
            <text:p>Coal Needed</text:p>
          </table:table-cell>
          <table:table-cell table:style-name="ce1" office:value-type="string" calcext:value-type="string">
            <text:p>Coal per Day</text:p>
          </table:table-cell>
        </table:table-row>
        <table:table-row table:style-name="ro2">
          <table:table-cell table:style-name="ce82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CEILING([.C26]/[.D14]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82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1" office:value-type="string" calcext:value-type="string">
            <text:p>Current Iridium Ore</text:p>
          </table:table-cell>
          <table:table-cell table:style-name="ce1" office:value-type="string" calcext:value-type="string">
            <text:p>Iridium Ore Needed</text:p>
          </table:table-cell>
          <table:table-cell table:style-name="ce1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82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CEILING([.C32]/[.D29])" office:value-type="float" office:value="72" calcext:value-type="float">
            <text:p>72</text:p>
          </table:table-cell>
        </table:table-row>
        <table:table-row table:style-name="ro2">
          <table:table-cell table:style-name="ce4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1" office:value-type="string" calcext:value-type="string">
            <text:p>Coal Needed</text:p>
          </table:table-cell>
          <table:table-cell table:style-name="ce1" office:value-type="string" calcext:value-type="string">
            <text:p>Coal per Day</text:p>
          </table:table-cell>
        </table:table-row>
        <table:table-row table:style-name="ro2">
          <table:table-cell table:style-name="ce82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CEILING([.C35]/[.D29])" office:value-type="float" office:value="15" calcext:value-type="float">
            <text:p>15</text:p>
          </table:table-cell>
        </table:table-row>
      </table:table>
      <table:table table:name="Y1-Sp18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7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Fiber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82" office:value-type="float" office:value="0" calcext:value-type="float">
            <text:p>0</text:p>
          </table:table-cell>
          <table:table-cell/>
          <table:table-cell table:style-name="ce82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assing Out?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4"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2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4"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8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FLOOR([$'Y1-Sp10'.K20]/2)-([.K11]/17))" office:value-type="float" office:value="97" calcext:value-type="float">
            <text:p>97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8790" calcext:value-type="float">
            <text:p>879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2]-MAX([.I$1:.I$1048576])" office:value-type="float" office:value="8790" calcext:value-type="float">
            <text:p>879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2">
        <table:table-column table:style-name="co38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Kale Seeds Need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formula="of:=FLOOR([$'Y1-Sp10'.K20]/2)" office:value-type="float" office:value="97" calcext:value-type="float">
            <text:p>97</text:p>
          </table:table-cell>
          <table:table-cell/>
          <table:table-cell table:style-name="ce82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'Items and Professions'.A88:'Items and Professions'.F137">
          <table:sort>
            <table:sort-by table:field-number="0" table:data-type="automatic"/>
          </table:sort>
        </table:database-range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7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8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9" table:target-range-address="'Y1-Sp Starfruit First Batch'.B1:'Y1-Sp Starfruit First Batch'.B14" table:orientation="column"/>
        <table:database-range table:name="__Anonymous_Sheet_DB__10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1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18:45:53.0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2" meta:cell-count="4808" meta:object-count="0"/>
    <meta:user-defined meta:name="GitHub URL">https://github.com/nathan-alden-sr/stardew-valley</meta:user-defined>
  </office:meta>
</office:document-meta>
</file>